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a6f64" officeooo:paragraph-rsid="000a6f64"/>
    </style:style>
    <style:style style:name="P2" style:family="paragraph" style:parent-style-name="Standard">
      <style:text-properties officeooo:rsid="000bfd64" officeooo:paragraph-rsid="000bfd64"/>
    </style:style>
    <style:style style:name="P3" style:family="paragraph" style:parent-style-name="Standard" style:list-style-name="L1">
      <style:text-properties officeooo:rsid="000bfd64" officeooo:paragraph-rsid="000bfd64"/>
    </style:style>
    <style:style style:name="P4" style:family="paragraph" style:parent-style-name="Standard" style:list-style-name="L1">
      <style:text-properties officeooo:rsid="000c97eb" officeooo:paragraph-rsid="000c97eb"/>
    </style:style>
    <style:style style:name="P5" style:family="paragraph" style:parent-style-name="Standard" style:list-style-name="L1">
      <style:text-properties officeooo:rsid="000cf744" officeooo:paragraph-rsid="000cf744"/>
    </style:style>
    <style:style style:name="P6" style:family="paragraph" style:parent-style-name="Standard" style:list-style-name="L1">
      <style:text-properties officeooo:rsid="000efa63" officeooo:paragraph-rsid="000efa63"/>
    </style:style>
    <style:style style:name="P7" style:family="paragraph" style:parent-style-name="Standard" style:list-style-name="L1">
      <style:text-properties officeooo:rsid="000fdaea" officeooo:paragraph-rsid="000fdaea"/>
    </style:style>
    <style:style style:name="P8" style:family="paragraph" style:parent-style-name="Standard" style:list-style-name="L1">
      <style:text-properties officeooo:rsid="00102d76" officeooo:paragraph-rsid="00102d76"/>
    </style:style>
    <style:style style:name="P9" style:family="paragraph" style:parent-style-name="Standard" style:list-style-name="L1">
      <style:text-properties officeooo:rsid="0013f0f7" officeooo:paragraph-rsid="0013f0f7"/>
    </style:style>
    <style:style style:name="P10" style:family="paragraph" style:parent-style-name="Standard" style:list-style-name="L1">
      <style:text-properties officeooo:rsid="0017e6dd" officeooo:paragraph-rsid="00159b8f"/>
    </style:style>
    <style:style style:name="P11" style:family="paragraph" style:parent-style-name="Standard" style:list-style-name="L1">
      <style:text-properties officeooo:rsid="0017e6dd" officeooo:paragraph-rsid="0018fb1b"/>
    </style:style>
    <style:style style:name="P12" style:family="paragraph" style:parent-style-name="Standard" style:list-style-name="L1">
      <style:text-properties officeooo:rsid="001bcfa4" officeooo:paragraph-rsid="00159b8f"/>
    </style:style>
    <style:style style:name="P13" style:family="paragraph" style:parent-style-name="Standard" style:list-style-name="L1">
      <style:text-properties officeooo:rsid="001bcfa4" officeooo:paragraph-rsid="0019deed"/>
    </style:style>
    <style:style style:name="P14" style:family="paragraph" style:parent-style-name="Standard" style:list-style-name="L1">
      <style:text-properties officeooo:rsid="00159b8f" officeooo:paragraph-rsid="00159b8f"/>
    </style:style>
    <style:style style:name="P15" style:family="paragraph" style:parent-style-name="Standard" style:list-style-name="L1">
      <style:text-properties officeooo:rsid="00171376" officeooo:paragraph-rsid="00171376"/>
    </style:style>
    <style:style style:name="P16" style:family="paragraph" style:parent-style-name="Standard" style:list-style-name="L1">
      <style:text-properties officeooo:rsid="0027fdb5" officeooo:paragraph-rsid="00171376"/>
    </style:style>
    <style:style style:name="P17" style:family="paragraph" style:parent-style-name="Standard" style:list-style-name="L1">
      <style:text-properties officeooo:rsid="0018fb1b" officeooo:paragraph-rsid="0018fb1b"/>
    </style:style>
    <style:style style:name="P18" style:family="paragraph" style:parent-style-name="Standard" style:list-style-name="L1">
      <style:text-properties officeooo:rsid="001b5e1c" officeooo:paragraph-rsid="001b5e1c"/>
    </style:style>
    <style:style style:name="P19" style:family="paragraph" style:parent-style-name="Standard" style:list-style-name="L1">
      <style:text-properties officeooo:rsid="001d6c56" officeooo:paragraph-rsid="001d6c56"/>
    </style:style>
    <style:style style:name="P20" style:family="paragraph" style:parent-style-name="Standard" style:list-style-name="L1">
      <style:text-properties officeooo:rsid="001ec05b" officeooo:paragraph-rsid="001ec05b"/>
    </style:style>
    <style:style style:name="P21" style:family="paragraph" style:parent-style-name="Standard">
      <style:text-properties officeooo:rsid="0020a55b" officeooo:paragraph-rsid="0020a55b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fdaea"/>
    </style:style>
    <style:style style:name="T4" style:family="text">
      <style:text-properties officeooo:rsid="00159b8f"/>
    </style:style>
    <style:style style:name="T5" style:family="text">
      <style:text-properties officeooo:rsid="00179b12"/>
    </style:style>
    <style:style style:name="T6" style:family="text">
      <style:text-properties officeooo:rsid="0019dee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2 7<text:span text:style-name="T1">th</text:span>, 2023.</text:p>
      <text:p text:style-name="P2">Kitkat</text:p>
      <text:p text:style-name="P2">Expository Writing</text:p>
      <text:p text:style-name="P21">Essay Prep</text:p>
      <text:p text:style-name="P2"/>
      <text:list xml:id="list2475568930" text:style-name="L1">
        <text:list-item>
          <text:p text:style-name="P1">Rough Draft.</text:p>
          <text:list>
            <text:list-item>
              <text:p text:style-name="P1">Due next class (Thursday 9) </text:p>
            </text:list-item>
            <text:list-item>
              <text:p text:style-name="P1">4 pages.</text:p>
              <text:list>
                <text:list-item>
                  <text:p text:style-name="P1">~1<text:span text:style-name="T3">3</text:span>00 words.</text:p>
                </text:list-item>
                <text:list-item>
                  <text:p text:style-name="P1">Not 3.5, just go on a lil to 5.</text:p>
                </text:list-item>
              </text:list>
            </text:list-item>
            <text:list-item>
              <text:p text:style-name="P1">Address assignment question. </text:p>
              <text:list>
                <text:list-item>
                  <text:p text:style-name="P3">Not the sources.</text:p>
                </text:list-item>
                <text:list-item>
                  <text:p text:style-name="P3">Everything comes from the prompt.</text:p>
                </text:list-item>
              </text:list>
            </text:list-item>
            <text:list-item>
              <text:p text:style-name="P1">Multiple paragraphs.</text:p>
              <text:list>
                <text:list-item>
                  <text:p text:style-name="P1">First paragraph ends on first page.</text:p>
                </text:list-item>
              </text:list>
            </text:list-item>
          </text:list>
        </text:list-item>
        <text:list-item>
          <text:p text:style-name="P3">Prompts:</text:p>
          <text:list>
            <text:list-item>
              <text:p text:style-name="P3">To what extend to social groups and music effect an individuals definition of self.</text:p>
            </text:list-item>
          </text:list>
        </text:list-item>
        <text:list-item>
          <text:p text:style-name="P4">Legwork.</text:p>
          <text:list>
            <text:list-item>
              <text:p text:style-name="P4">Circle the terms in the prompt that correspond to concepts in the readings. </text:p>
            </text:list-item>
            <text:list-item>
              <text:p text:style-name="P4">For each:</text:p>
              <text:list>
                <text:list-item>
                  <text:p text:style-name="P4">define how it is used in the readings.</text:p>
                </text:list-item>
                <text:list-item>
                  <text:p text:style-name="P4">Find a quote which connects.</text:p>
                </text:list-item>
                <text:list-item>
                  <text:p text:style-name="P4">Explain the quote in my own terms.</text:p>
                </text:list-item>
                <text:list-item>
                  <text:p text:style-name="P4">Explain how the quote advances my thesis. </text:p>
                </text:list-item>
                <text:list-item>
                  <text:p text:style-name="P4">Answer how the authors agree or disagree. </text:p>
                </text:list-item>
              </text:list>
            </text:list-item>
            <text:list-item>
              <text:p text:style-name="P4">Look to see if a thesis statement emerges. </text:p>
              <text:list>
                <text:list-item>
                  <text:p text:style-name="P6">Address the assignment question.</text:p>
                </text:list-item>
              </text:list>
            </text:list-item>
          </text:list>
        </text:list-item>
        <text:list-item>
          <text:p text:style-name="P4">Quotes.</text:p>
          <text:list>
            <text:list-item>
              <text:p text:style-name="P4">Connect to my thesis, not each other.</text:p>
            </text:list-item>
            <text:list-item>
              <text:p text:style-name="P4">Don’t explain how sources conflict with each other. </text:p>
            </text:list-item>
          </text:list>
        </text:list-item>
        <text:list-item>
          <text:p text:style-name="P4">Thesis statement.</text:p>
          <text:list>
            <text:list-item>
              <text:p text:style-name="P4">Statement, no questions. </text:p>
            </text:list-item>
            <text:list-item>
              <text:p text:style-name="P4">No quotes or summery of sources. </text:p>
            </text:list-item>
            <text:list-item>
              <text:p text:style-name="P4">Do not use personal pronouns or second person. </text:p>
            </text:list-item>
            <text:list-item>
              <text:p text:style-name="P4">Last two sentences of intro paragraph. </text:p>
            </text:list-item>
            <text:list-item>
              <text:p text:style-name="P5">Specific! </text:p>
            </text:list-item>
          </text:list>
        </text:list-item>
        <text:list-item>
          <text:p text:style-name="P7">Specificity.</text:p>
          <text:list>
            <text:list-item>
              <text:p text:style-name="P7">Replace vague or general words with specific defined words.</text:p>
              <text:list>
                <text:list-item>
                  <text:p text:style-name="P7">Culprits: they, those, people, a, person, individuals, humans, adults, society, you, your, we, us, I, one, someone, everyone, anyone, the, reader, civilians, citizens.</text:p>
                </text:list-item>
                <text:list-item>
                  <text:p text:style-name="P15">These are questions; answer them.</text:p>
                  <text:list>
                    <text:list-item>
                      <text:p text:style-name="P15">What people? What individuals? What time? What places? <text:span text:style-name="T5">What reasons? Etc.</text:span></text:p>
                    </text:list-item>
                    <text:list-item>
                      <text:p text:style-name="P17">Ask why over and over.</text:p>
                    </text:list-item>
                  </text:list>
                </text:list-item>
              </text:list>
            </text:list-item>
            <text:list-item>
              <text:p text:style-name="P8">Example: In the united states, they always elect the candidate who makes the largest promises.</text:p>
              <text:list>
                <text:list-item>
                  <text:p text:style-name="P8">Replace with: In the united states, voters always elect the candidates who make the largest promises. </text:p>
                </text:list-item>
              </text:list>
            </text:list-item>
          </text:list>
        </text:list-item>
        <text:list-item>
          <text:p text:style-name="P19">Five sentence essay set up.</text:p>
          <text:list>
            <text:list-item>
              <text:p text:style-name="P19">Reverse outline.</text:p>
            </text:list-item>
            <text:list-item>
              <text:p text:style-name="P19"><text:soft-page-break/>The Five.</text:p>
              <text:list>
                <text:list-item>
                  <text:p text:style-name="P19">Thesis. </text:p>
                  <text:list>
                    <text:list-item>
                      <text:p text:style-name="P19">Main argument that you will attempt to prove. </text:p>
                    </text:list-item>
                    <text:list-item>
                      <text:p text:style-name="P19">Address the prompts.</text:p>
                    </text:list-item>
                    <text:list-item>
                      <text:p text:style-name="P20">Mini argument.</text:p>
                    </text:list-item>
                  </text:list>
                </text:list-item>
                <text:list-item>
                  <text:p text:style-name="P20">First, second and third topic Sentence.</text:p>
                  <text:list>
                    <text:list-item>
                      <text:p text:style-name="P20">Another mini argument.</text:p>
                    </text:list-item>
                    <text:list-item>
                      <text:p text:style-name="P20">Starts with a transition.</text:p>
                    </text:list-item>
                    <text:list-item>
                      <text:p text:style-name="P20">Not a quote, summarization or repetition. </text:p>
                    </text:list-item>
                  </text:list>
                </text:list-item>
                <text:list-item>
                  <text:p text:style-name="P20">Restate thesis.</text:p>
                </text:list-item>
              </text:list>
            </text:list-item>
            <text:list-item>
              <text:p text:style-name="P20">Finished result reads like a five sentence essay. </text:p>
            </text:list-item>
          </text:list>
        </text:list-item>
        <text:list-item>
          <text:p text:style-name="P4">Misc Advice.</text:p>
          <text:list>
            <text:list-item>
              <text:p text:style-name="P4">Analyze don’t summarize.</text:p>
              <text:list>
                <text:list-item>
                  <text:p text:style-name="P19">Start every paragraphs with my own ideas. </text:p>
                  <text:list>
                    <text:list-item>
                      <text:p text:style-name="P19">No quotes or summery or ideas from the text.</text:p>
                    </text:list-item>
                  </text:list>
                </text:list-item>
              </text:list>
            </text:list-item>
            <text:list-item>
              <text:p text:style-name="P4">Focus.</text:p>
            </text:list-item>
            <text:list-item>
              <text:p text:style-name="P5">Represent the authors ideas accurately. </text:p>
            </text:list-item>
            <text:list-item>
              <text:p text:style-name="P7">Treat the rough draft like a final draft. </text:p>
            </text:list-item>
          </text:list>
        </text:list-item>
        <text:list-item>
          <text:p text:style-name="P9">New <text:span text:style-name="T4">ritual formula.</text:span></text:p>
          <text:list>
            <text:list-item>
              <text:p text:style-name="P14">Do legwork. </text:p>
            </text:list-item>
            <text:list-item>
              <text:p text:style-name="P11">Consider the prompt.</text:p>
            </text:list-item>
            <text:list-item>
              <text:p text:style-name="P17">Create outline skeleton.</text:p>
            </text:list-item>
            <text:list-item>
              <text:p text:style-name="P15">Write a thesis statement. </text:p>
              <text:list>
                <text:list-item>
                  <text:p text:style-name="P16">By examining Β, Γ and Δ, it is clear that Α.</text:p>
                </text:list-item>
              </text:list>
            </text:list-item>
            <text:list-item>
              <text:p text:style-name="P13"><text:span text:style-name="T6">Fill out skeleton.</text:span></text:p>
              <text:list>
                <text:list-item>
                  <text:p text:style-name="P13">Soggy draft.</text:p>
                </text:list-item>
              </text:list>
            </text:list-item>
            <text:list-item>
              <text:p text:style-name="P10">Review <text:span text:style-name="T6">o</text:span>utline.</text:p>
              <text:list>
                <text:list-item>
                  <text:p text:style-name="P10">Correct MLA citation format.</text:p>
                </text:list-item>
                <text:list-item>
                  <text:p text:style-name="P12">Formal language.</text:p>
                </text:list-item>
                <text:list-item>
                  <text:p text:style-name="P18">Replace general words. </text:p>
                </text:list-item>
              </text:list>
            </text:list-item>
            <text:list-item>
              <text:p text:style-name="P10">Transmute into essay form.</text:p>
            </text:list-item>
            <text:list-item>
              <text:p text:style-name="P10">Review essay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7:40:43.601130386</meta:creation-date>
    <dc:date>2023-02-07T18:24:09.033602706</dc:date>
    <meta:editing-duration>PT43M16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2" meta:paragraph-count="77" meta:word-count="459" meta:character-count="2528" meta:non-whitespace-character-count="2196"/>
  </office:meta>
</office:document-meta>
</file>